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34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/>
    </style:style>
    <style:style style:name="ce48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BFBFBF" fo:border-right="none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6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99270" table:style-name="ce17">
            <text:p>999.270</text:p>
          </table:table-cell>
          <table:table-cell office:value-type="float" office:value="111200" table:style-name="ce18">
            <text:p>111.200</text:p>
          </table:table-cell>
          <table:table-cell office:value-type="float" office:value="361600" table:style-name="ce18">
            <text:p>361.600</text:p>
          </table:table-cell>
          <table:table-cell office:value-type="float" office:value="1472070" table:style-name="ce19">
            <text:p>1.472.070</text:p>
          </table:table-cell>
          <table:table-cell office:value-type="float" office:value="1293949" table:style-name="ce19">
            <text:p>1.293.949</text:p>
          </table:table-cell>
          <table:table-cell office:value-type="percentage" office:value="0.87899963996277353" table:style-name="ce20">
            <text:p>87,9%</text:p>
          </table:table-cell>
          <table:table-cell office:value-type="float" office:value="472276" table:style-name="ce17">
            <text:p>472.276</text:p>
          </table:table-cell>
          <table:table-cell office:value-type="date" office:date-value="2021-03-24T00:00:00" table:style-name="ce21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87515" table:style-name="ce22">
            <text:p>187.515</text:p>
          </table:table-cell>
          <table:table-cell office:value-type="float" office:value="21700" table:style-name="ce23">
            <text:p>21.700</text:p>
          </table:table-cell>
          <table:table-cell office:value-type="float" office:value="56800" table:style-name="ce23">
            <text:p>56.800</text:p>
          </table:table-cell>
          <table:table-cell office:value-type="float" office:value="266015" table:style-name="ce24">
            <text:p>266.015</text:p>
          </table:table-cell>
          <table:table-cell office:value-type="float" office:value="220730" table:style-name="ce24">
            <text:p>220.730</text:p>
          </table:table-cell>
          <table:table-cell office:value-type="percentage" office:value="0.82976523880232322" table:style-name="ce25">
            <text:p>83,0%</text:p>
          </table:table-cell>
          <table:table-cell office:value-type="float" office:value="79780" table:style-name="ce22">
            <text:p>79.780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82255" table:style-name="ce22">
            <text:p>182.255</text:p>
          </table:table-cell>
          <table:table-cell office:value-type="float" office:value="20700" table:style-name="ce23">
            <text:p>20.700</text:p>
          </table:table-cell>
          <table:table-cell office:value-type="float" office:value="43600" table:style-name="ce23">
            <text:p>43.600</text:p>
          </table:table-cell>
          <table:table-cell office:value-type="float" office:value="246555" table:style-name="ce24">
            <text:p>246.555</text:p>
          </table:table-cell>
          <table:table-cell office:value-type="float" office:value="197725" table:style-name="ce24">
            <text:p>197.725</text:p>
          </table:table-cell>
          <table:table-cell office:value-type="percentage" office:value="0.80195088317008378" table:style-name="ce25">
            <text:p>80,2%</text:p>
          </table:table-cell>
          <table:table-cell office:value-type="float" office:value="77763" table:style-name="ce22">
            <text:p>77.763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99810" table:style-name="ce22">
            <text:p>99.810</text:p>
          </table:table-cell>
          <table:table-cell office:value-type="float" office:value="11100" table:style-name="ce23">
            <text:p>11.100</text:p>
          </table:table-cell>
          <table:table-cell office:value-type="float" office:value="49900" table:style-name="ce23">
            <text:p>49.900</text:p>
          </table:table-cell>
          <table:table-cell office:value-type="float" office:value="160810" table:style-name="ce24">
            <text:p>160.810</text:p>
          </table:table-cell>
          <table:table-cell office:value-type="float" office:value="132167" table:style-name="ce24">
            <text:p>132.167</text:p>
          </table:table-cell>
          <table:table-cell office:value-type="percentage" office:value="0.82188296747714695" table:style-name="ce25">
            <text:p>82,2%</text:p>
          </table:table-cell>
          <table:table-cell office:value-type="float" office:value="37780" table:style-name="ce22">
            <text:p>37.780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09400" table:style-name="ce22">
            <text:p>209.400</text:p>
          </table:table-cell>
          <table:table-cell office:value-type="float" office:value="22900" table:style-name="ce23">
            <text:p>22.900</text:p>
          </table:table-cell>
          <table:table-cell office:value-type="float" office:value="93000" table:style-name="ce23">
            <text:p>93.000</text:p>
          </table:table-cell>
          <table:table-cell office:value-type="float" office:value="325300" table:style-name="ce24">
            <text:p>325.300</text:p>
          </table:table-cell>
          <table:table-cell office:value-type="float" office:value="254352" table:style-name="ce24">
            <text:p>254.352</text:p>
          </table:table-cell>
          <table:table-cell office:value-type="percentage" office:value="0.78189978481401778" table:style-name="ce25">
            <text:p>78,2%</text:p>
          </table:table-cell>
          <table:table-cell office:value-type="float" office:value="90901" table:style-name="ce22">
            <text:p>90.901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88485" table:style-name="ce22">
            <text:p>88.485</text:p>
          </table:table-cell>
          <table:table-cell office:value-type="float" office:value="9700" table:style-name="ce23">
            <text:p>9.700</text:p>
          </table:table-cell>
          <table:table-cell office:value-type="float" office:value="24800" table:style-name="ce23">
            <text:p>24.800</text:p>
          </table:table-cell>
          <table:table-cell office:value-type="float" office:value="122985" table:style-name="ce24">
            <text:p>122.985</text:p>
          </table:table-cell>
          <table:table-cell office:value-type="float" office:value="97301" table:style-name="ce24">
            <text:p>97.301</text:p>
          </table:table-cell>
          <table:table-cell office:value-type="percentage" office:value="0.79116152376306048" table:style-name="ce25">
            <text:p>79,1%</text:p>
          </table:table-cell>
          <table:table-cell office:value-type="float" office:value="40331" table:style-name="ce22">
            <text:p>40.331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13895" table:style-name="ce22">
            <text:p>413.895</text:p>
          </table:table-cell>
          <table:table-cell office:value-type="float" office:value="47700" table:style-name="ce23">
            <text:p>47.700</text:p>
          </table:table-cell>
          <table:table-cell office:value-type="float" office:value="102400" table:style-name="ce23">
            <text:p>102.400</text:p>
          </table:table-cell>
          <table:table-cell office:value-type="float" office:value="563995" table:style-name="ce24">
            <text:p>563.995</text:p>
          </table:table-cell>
          <table:table-cell office:value-type="float" office:value="456309" table:style-name="ce24">
            <text:p>456.309</text:p>
          </table:table-cell>
          <table:table-cell office:value-type="percentage" office:value="0.80906568320641137" table:style-name="ce25">
            <text:p>80,9%</text:p>
          </table:table-cell>
          <table:table-cell office:value-type="float" office:value="170331" table:style-name="ce22">
            <text:p>170.331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70135" table:style-name="ce22">
            <text:p>270.135</text:p>
          </table:table-cell>
          <table:table-cell office:value-type="float" office:value="31000" table:style-name="ce23">
            <text:p>31.000</text:p>
          </table:table-cell>
          <table:table-cell office:value-type="float" office:value="87400" table:style-name="ce23">
            <text:p>87.400</text:p>
          </table:table-cell>
          <table:table-cell office:value-type="float" office:value="388535" table:style-name="ce24">
            <text:p>388.535</text:p>
          </table:table-cell>
          <table:table-cell office:value-type="float" office:value="291786" table:style-name="ce24">
            <text:p>291.786</text:p>
          </table:table-cell>
          <table:table-cell office:value-type="percentage" office:value="0.75099025827789001" table:style-name="ce25">
            <text:p>75,1%</text:p>
          </table:table-cell>
          <table:table-cell office:value-type="float" office:value="104759" table:style-name="ce22">
            <text:p>104.759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923750" table:style-name="ce22">
            <text:p>923.750</text:p>
          </table:table-cell>
          <table:table-cell office:value-type="float" office:value="105400" table:style-name="ce23">
            <text:p>105.400</text:p>
          </table:table-cell>
          <table:table-cell office:value-type="float" office:value="332500" table:style-name="ce23">
            <text:p>332.500</text:p>
          </table:table-cell>
          <table:table-cell office:value-type="float" office:value="1361650" table:style-name="ce24">
            <text:p>1.361.650</text:p>
          </table:table-cell>
          <table:table-cell office:value-type="float" office:value="1062479" table:style-name="ce24">
            <text:p>1.062.479</text:p>
          </table:table-cell>
          <table:table-cell office:value-type="percentage" office:value="0.7802878860206367" table:style-name="ce25">
            <text:p>78,0%</text:p>
          </table:table-cell>
          <table:table-cell office:value-type="float" office:value="379408" table:style-name="ce22">
            <text:p>379.408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18500" table:style-name="ce22">
            <text:p>518.500</text:p>
          </table:table-cell>
          <table:table-cell office:value-type="float" office:value="57800" table:style-name="ce23">
            <text:p>57.800</text:p>
          </table:table-cell>
          <table:table-cell office:value-type="float" office:value="216100" table:style-name="ce23">
            <text:p>216.100</text:p>
          </table:table-cell>
          <table:table-cell office:value-type="float" office:value="792400" table:style-name="ce24">
            <text:p>792.400</text:p>
          </table:table-cell>
          <table:table-cell office:value-type="float" office:value="612340" table:style-name="ce24">
            <text:p>612.340</text:p>
          </table:table-cell>
          <table:table-cell office:value-type="percentage" office:value="0.77276627965673905" table:style-name="ce25">
            <text:p>77,3%</text:p>
          </table:table-cell>
          <table:table-cell office:value-type="float" office:value="227657" table:style-name="ce22">
            <text:p>227.657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60955" table:style-name="ce22">
            <text:p>160.955</text:p>
          </table:table-cell>
          <table:table-cell office:value-type="float" office:value="17800" table:style-name="ce23">
            <text:p>17.800</text:p>
          </table:table-cell>
          <table:table-cell office:value-type="float" office:value="45400" table:style-name="ce23">
            <text:p>45.400</text:p>
          </table:table-cell>
          <table:table-cell office:value-type="float" office:value="224155" table:style-name="ce24">
            <text:p>224.155</text:p>
          </table:table-cell>
          <table:table-cell office:value-type="float" office:value="181812" table:style-name="ce24">
            <text:p>181.812</text:p>
          </table:table-cell>
          <table:table-cell office:value-type="percentage" office:value="0.81109946242555375" table:style-name="ce25">
            <text:p>81,1%</text:p>
          </table:table-cell>
          <table:table-cell office:value-type="float" office:value="70649" table:style-name="ce22">
            <text:p>70.649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69835" table:style-name="ce22">
            <text:p>369.835</text:p>
          </table:table-cell>
          <table:table-cell office:value-type="float" office:value="41400" table:style-name="ce23">
            <text:p>41.400</text:p>
          </table:table-cell>
          <table:table-cell office:value-type="float" office:value="115500" table:style-name="ce23">
            <text:p>115.500</text:p>
          </table:table-cell>
          <table:table-cell office:value-type="float" office:value="526735" table:style-name="ce24">
            <text:p>526.735</text:p>
          </table:table-cell>
          <table:table-cell office:value-type="float" office:value="418902" table:style-name="ce24">
            <text:p>418.902</text:p>
          </table:table-cell>
          <table:table-cell office:value-type="percentage" office:value="0.79528035919390205" table:style-name="ce25">
            <text:p>79,5%</text:p>
          </table:table-cell>
          <table:table-cell office:value-type="float" office:value="136454" table:style-name="ce22">
            <text:p>136.454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5695" table:style-name="ce22">
            <text:p>45.695</text:p>
          </table:table-cell>
          <table:table-cell office:value-type="float" office:value="4800" table:style-name="ce23">
            <text:p>4.800</text:p>
          </table:table-cell>
          <table:table-cell office:value-type="float" office:value="13600" table:style-name="ce23">
            <text:p>13.600</text:p>
          </table:table-cell>
          <table:table-cell office:value-type="float" office:value="64095" table:style-name="ce24">
            <text:p>64.095</text:p>
          </table:table-cell>
          <table:table-cell office:value-type="float" office:value="53810" table:style-name="ce24">
            <text:p>53.810</text:p>
          </table:table-cell>
          <table:table-cell office:value-type="percentage" office:value="0.83953506513768628" table:style-name="ce25">
            <text:p>84,0%</text:p>
          </table:table-cell>
          <table:table-cell office:value-type="float" office:value="18407" table:style-name="ce22">
            <text:p>18.407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53405" table:style-name="ce22">
            <text:p>753.405</text:p>
          </table:table-cell>
          <table:table-cell office:value-type="float" office:value="85200" table:style-name="ce23">
            <text:p>85.200</text:p>
          </table:table-cell>
          <table:table-cell office:value-type="float" office:value="289800" table:style-name="ce23">
            <text:p>289.800</text:p>
          </table:table-cell>
          <table:table-cell office:value-type="float" office:value="1128405" table:style-name="ce24">
            <text:p>1.128.405</text:p>
          </table:table-cell>
          <table:table-cell office:value-type="float" office:value="915887" table:style-name="ce24">
            <text:p>915.887</text:p>
          </table:table-cell>
          <table:table-cell office:value-type="percentage" office:value="0.81166513796021822" table:style-name="ce25">
            <text:p>81,2%</text:p>
          </table:table-cell>
          <table:table-cell office:value-type="float" office:value="287225" table:style-name="ce22">
            <text:p>287.225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79735" table:style-name="ce22">
            <text:p>179.735</text:p>
          </table:table-cell>
          <table:table-cell office:value-type="float" office:value="19800" table:style-name="ce23">
            <text:p>19.800</text:p>
          </table:table-cell>
          <table:table-cell office:value-type="float" office:value="64500" table:style-name="ce23">
            <text:p>64.500</text:p>
          </table:table-cell>
          <table:table-cell office:value-type="float" office:value="264035" table:style-name="ce24">
            <text:p>264.035</text:p>
          </table:table-cell>
          <table:table-cell office:value-type="float" office:value="206638" table:style-name="ce24">
            <text:p>206.638</text:p>
          </table:table-cell>
          <table:table-cell office:value-type="percentage" office:value="0.78261594106841892" table:style-name="ce25">
            <text:p>78,3%</text:p>
          </table:table-cell>
          <table:table-cell office:value-type="float" office:value="70801" table:style-name="ce22">
            <text:p>70.801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86145" table:style-name="ce22">
            <text:p>86.145</text:p>
          </table:table-cell>
          <table:table-cell office:value-type="float" office:value="9700" table:style-name="ce23">
            <text:p>9.700</text:p>
          </table:table-cell>
          <table:table-cell office:value-type="float" office:value="28200" table:style-name="ce23">
            <text:p>28.200</text:p>
          </table:table-cell>
          <table:table-cell office:value-type="float" office:value="124045" table:style-name="ce24">
            <text:p>124.045</text:p>
          </table:table-cell>
          <table:table-cell office:value-type="float" office:value="105316" table:style-name="ce24">
            <text:p>105.316</text:p>
          </table:table-cell>
          <table:table-cell office:value-type="percentage" office:value="0.84901447055504053" table:style-name="ce25">
            <text:p>84,9%</text:p>
          </table:table-cell>
          <table:table-cell office:value-type="float" office:value="33985" table:style-name="ce22">
            <text:p>33.985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75940" table:style-name="ce22">
            <text:p>275.940</text:p>
          </table:table-cell>
          <table:table-cell office:value-type="float" office:value="30800" table:style-name="ce23">
            <text:p>30.800</text:p>
          </table:table-cell>
          <table:table-cell office:value-type="float" office:value="94900" table:style-name="ce23">
            <text:p>94.900</text:p>
          </table:table-cell>
          <table:table-cell office:value-type="float" office:value="401640" table:style-name="ce24">
            <text:p>401.640</text:p>
          </table:table-cell>
          <table:table-cell office:value-type="float" office:value="302858" table:style-name="ce24">
            <text:p>302.858</text:p>
          </table:table-cell>
          <table:table-cell office:value-type="percentage" office:value="0.75405338113733689" table:style-name="ce25">
            <text:p>75,4%</text:p>
          </table:table-cell>
          <table:table-cell office:value-type="float" office:value="83422" table:style-name="ce22">
            <text:p>83.422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6660" table:style-name="ce22">
            <text:p>6.660</text:p>
          </table:table-cell>
          <table:table-cell office:value-type="float" office:value="900" table:style-name="ce23">
            <text:p>900</text:p>
          </table:table-cell>
          <table:table-cell office:value-type="float" office:value="3700" table:style-name="ce23">
            <text:p>3.700</text:p>
          </table:table-cell>
          <table:table-cell office:value-type="float" office:value="11260" table:style-name="ce24">
            <text:p>11.260</text:p>
          </table:table-cell>
          <table:table-cell office:value-type="float" office:value="10121" table:style-name="ce24">
            <text:p>10.121</text:p>
          </table:table-cell>
          <table:table-cell office:value-type="percentage" office:value="0.89884547069271759" table:style-name="ce25">
            <text:p>89,9%</text:p>
          </table:table-cell>
          <table:table-cell office:value-type="float" office:value="3206" table:style-name="ce22">
            <text:p>3.206</text:p>
          </table:table-cell>
          <table:table-cell office:value-type="date" office:date-value="2021-03-24T00:00:00" table:style-name="ce26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6660" table:style-name="ce22">
            <text:p>6.660</text:p>
          </table:table-cell>
          <table:table-cell office:value-type="float" office:value="800" table:style-name="ce23">
            <text:p>800</text:p>
          </table:table-cell>
          <table:table-cell office:value-type="float" office:value="3700" table:style-name="ce23">
            <text:p>3.700</text:p>
          </table:table-cell>
          <table:table-cell office:value-type="float" office:value="11160" table:style-name="ce24">
            <text:p>11.160</text:p>
          </table:table-cell>
          <table:table-cell office:value-type="float" office:value="9477" table:style-name="ce24">
            <text:p>9.477</text:p>
          </table:table-cell>
          <table:table-cell office:value-type="percentage" office:value="0.84919354838709682" table:style-name="ce25">
            <text:p>84,9%</text:p>
          </table:table-cell>
          <table:table-cell office:value-type="float" office:value="2409" table:style-name="ce22">
            <text:p>2.409</text:p>
          </table:table-cell>
          <table:table-cell office:value-type="date" office:date-value="2021-03-24T00:00:00" table:style-name="ce27">
            <text:p>2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3100" table:style-name="ce23">
            <text:p>33.100</text:p>
          </table:table-cell>
          <table:table-cell office:value-type="float" office:value="52600" table:style-name="ce24">
            <text:p>52.600</text:p>
          </table:table-cell>
          <table:table-cell office:value-type="float" office:value="15777" table:style-name="ce24">
            <text:p>15.777</text:p>
          </table:table-cell>
          <table:table-cell office:value-type="percentage" office:value="0.29994296577946766" table:style-name="ce25">
            <text:p>30,0%</text:p>
          </table:table-cell>
          <table:table-cell office:value-type="float" office:value="4658" table:style-name="ce22">
            <text:p>4.658</text:p>
          </table:table-cell>
          <table:table-cell office:value-type="date" office:date-value="2021-03-23T00:00:00" table:style-name="ce27">
            <text:p>23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797545" table:style-name="ce28">
            <text:p>5.797.545</text:p>
          </table:table-cell>
          <table:table-cell office:value-type="float" office:value="650400" table:style-name="ce29">
            <text:p>650.400</text:p>
          </table:table-cell>
          <table:table-cell office:value-type="float" office:value="2060500" table:style-name="ce30">
            <text:p>2.060.500</text:p>
          </table:table-cell>
          <table:table-cell office:value-type="float" office:value="8508445" table:style-name="ce31">
            <text:p>8.508.445</text:p>
          </table:table-cell>
          <table:table-cell office:value-type="float" office:value="6839736" table:style-name="ce31">
            <text:p>6.839.736</text:p>
          </table:table-cell>
          <table:table-cell office:value-type="percentage" office:value="0.80387614893203163" table:style-name="ce32">
            <text:p>80,4%</text:p>
          </table:table-cell>
          <table:table-cell office:value-type="float" office:value="2392202" table:style-name="ce31">
            <text:p>2.392.202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444" table:style-name="ce7">
            <text:p>40.444</text:p>
          </table:table-cell>
          <table:table-cell office:value-type="float" office:value="38550" table:style-name="ce7">
            <text:p>38.550</text:p>
          </table:table-cell>
          <table:table-cell office:value-type="percentage" office:value="0.97102110393507957" table:style-name="ce8">
            <text:p>97,1%</text:p>
          </table:table-cell>
          <table:table-cell office:value-type="percentage" office:value="0.92554800605027487" table:style-name="ce8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87" table:style-name="ce10">
            <text:p>11.487</text:p>
          </table:table-cell>
          <table:table-cell office:value-type="float" office:value="11075" table:style-name="ce10">
            <text:p>11.075</text:p>
          </table:table-cell>
          <table:table-cell office:value-type="percentage" office:value="0.96141613659189817" table:style-name="ce11">
            <text:p>96,1%</text:p>
          </table:table-cell>
          <table:table-cell office:value-type="percentage" office:value="0.92693337797120856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09" table:style-name="ce10">
            <text:p>5.109</text:p>
          </table:table-cell>
          <table:table-cell office:value-type="float" office:value="4845" table:style-name="ce10">
            <text:p>4.845</text:p>
          </table:table-cell>
          <table:table-cell office:value-type="percentage" office:value="0.92958515283842791" table:style-name="ce11">
            <text:p>93,0%</text:p>
          </table:table-cell>
          <table:table-cell office:value-type="percentage" office:value="0.8815502183406113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461" table:style-name="ce9">
            <text:p>10.461</text:p>
          </table:table-cell>
          <table:table-cell office:value-type="float" office:value="10461" table:style-name="ce10">
            <text:p>10.461</text:p>
          </table:table-cell>
          <table:table-cell office:value-type="float" office:value="9222" table:style-name="ce10">
            <text:p>9.222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815600802982506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650" table:style-name="ce9">
            <text:p>45.650</text:p>
          </table:table-cell>
          <table:table-cell office:value-type="float" office:value="45531" table:style-name="ce10">
            <text:p>45.531</text:p>
          </table:table-cell>
          <table:table-cell office:value-type="float" office:value="43551" table:style-name="ce10">
            <text:p>43.551</text:p>
          </table:table-cell>
          <table:table-cell office:value-type="percentage" office:value="0.99739320920043817" table:style-name="ce11">
            <text:p>99,7%</text:p>
          </table:table-cell>
          <table:table-cell office:value-type="percentage" office:value="0.95401971522453455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221" table:style-name="ce10">
            <text:p>24.221</text:p>
          </table:table-cell>
          <table:table-cell office:value-type="float" office:value="22172" table:style-name="ce10">
            <text:p>22.172</text:p>
          </table:table-cell>
          <table:table-cell office:value-type="percentage" office:value="0.94739106625987635" table:style-name="ce11">
            <text:p>94,7%</text:p>
          </table:table-cell>
          <table:table-cell office:value-type="percentage" office:value="0.86724556051005242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1229" table:style-name="ce9">
            <text:p>71.229</text:p>
          </table:table-cell>
          <table:table-cell office:value-type="float" office:value="70891" table:style-name="ce10">
            <text:p>70.891</text:p>
          </table:table-cell>
          <table:table-cell office:value-type="float" office:value="59777" table:style-name="ce10">
            <text:p>59.777</text:p>
          </table:table-cell>
          <table:table-cell office:value-type="percentage" office:value="0.99525474174844519" table:style-name="ce11">
            <text:p>99,5%</text:p>
          </table:table-cell>
          <table:table-cell office:value-type="percentage" office:value="0.83922278847098797" table:style-name="ce11">
            <text:p>8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002" table:style-name="ce10">
            <text:p>29.002</text:p>
          </table:table-cell>
          <table:table-cell office:value-type="float" office:value="26376" table:style-name="ce10">
            <text:p>26.376</text:p>
          </table:table-cell>
          <table:table-cell office:value-type="percentage" office:value="0.98311864406779659" table:style-name="ce11">
            <text:p>98,3%</text:p>
          </table:table-cell>
          <table:table-cell office:value-type="percentage" office:value="0.89410169491525426" table:style-name="ce11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93" table:style-name="ce10">
            <text:p>14.393</text:p>
          </table:table-cell>
          <table:table-cell office:value-type="float" office:value="13691" table:style-name="ce10">
            <text:p>13.691</text:p>
          </table:table-cell>
          <table:table-cell office:value-type="percentage" office:value="0.94529094969131744" table:style-name="ce11">
            <text:p>94,5%</text:p>
          </table:table-cell>
          <table:table-cell office:value-type="percentage" office:value="0.89918560357283595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612" table:style-name="ce10">
            <text:p>22.612</text:p>
          </table:table-cell>
          <table:table-cell office:value-type="float" office:value="21422" table:style-name="ce10">
            <text:p>21.422</text:p>
          </table:table-cell>
          <table:table-cell office:value-type="percentage" office:value="0.99946958981612444" table:style-name="ce11">
            <text:p>99,9%</text:p>
          </table:table-cell>
          <table:table-cell office:value-type="percentage" office:value="0.94687057991513435" table:style-name="ce11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24" table:style-name="ce9">
            <text:p>3.324</text:p>
          </table:table-cell>
          <table:table-cell office:value-type="float" office:value="3306" table:style-name="ce10">
            <text:p>3.306</text:p>
          </table:table-cell>
          <table:table-cell office:value-type="float" office:value="3171" table:style-name="ce10">
            <text:p>3.171</text:p>
          </table:table-cell>
          <table:table-cell office:value-type="percentage" office:value="0.99458483754512639" table:style-name="ce11">
            <text:p>99,5%</text:p>
          </table:table-cell>
          <table:table-cell office:value-type="percentage" office:value="0.95397111913357402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9105" table:style-name="ce9">
            <text:p>49.105</text:p>
          </table:table-cell>
          <table:table-cell office:value-type="float" office:value="48763" table:style-name="ce10">
            <text:p>48.763</text:p>
          </table:table-cell>
          <table:table-cell office:value-type="float" office:value="43751" table:style-name="ce10">
            <text:p>43.751</text:p>
          </table:table-cell>
          <table:table-cell office:value-type="percentage" office:value="0.99303533245087061" table:style-name="ce11">
            <text:p>99,3%</text:p>
          </table:table-cell>
          <table:table-cell office:value-type="percentage" office:value="0.89096833316362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177" table:style-name="ce10">
            <text:p>11.177</text:p>
          </table:table-cell>
          <table:table-cell office:value-type="float" office:value="10593" table:style-name="ce10">
            <text:p>10.593</text:p>
          </table:table-cell>
          <table:table-cell office:value-type="percentage" office:value="0.94042911232646198" table:style-name="ce11">
            <text:p>94,0%</text:p>
          </table:table-cell>
          <table:table-cell office:value-type="percentage" office:value="0.8912915439629784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39" table:style-name="ce10">
            <text:p>8.039</text:p>
          </table:table-cell>
          <table:table-cell office:value-type="float" office:value="7768" table:style-name="ce10">
            <text:p>7.768</text:p>
          </table:table-cell>
          <table:table-cell office:value-type="percentage" office:value="0.96356226776938747" table:style-name="ce11">
            <text:p>96,4%</text:p>
          </table:table-cell>
          <table:table-cell office:value-type="percentage" office:value="0.93107994726117704" table:style-name="ce11">
            <text:p>93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1900" table:style-name="ce9">
            <text:p>21.900</text:p>
          </table:table-cell>
          <table:table-cell office:value-type="float" office:value="21887" table:style-name="ce10">
            <text:p>21.887</text:p>
          </table:table-cell>
          <table:table-cell office:value-type="float" office:value="19376" table:style-name="ce10">
            <text:p>19.376</text:p>
          </table:table-cell>
          <table:table-cell office:value-type="percentage" office:value="0.99940639269406395" table:style-name="ce11">
            <text:p>99,9%</text:p>
          </table:table-cell>
          <table:table-cell office:value-type="percentage" office:value="0.88474885844748863" table:style-name="ce11">
            <text:p>88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80" table:style-name="ce10">
            <text:p>280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88888888888888884" table:style-name="ce11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9181" table:style-name="ce12">
            <text:p>399.181</text:p>
          </table:table-cell>
          <table:table-cell office:value-type="float" office:value="392468" table:style-name="ce12">
            <text:p>392.468</text:p>
          </table:table-cell>
          <table:table-cell office:value-type="float" office:value="359258" table:style-name="ce12">
            <text:p>359.258</text:p>
          </table:table-cell>
          <table:table-cell office:value-type="percentage" office:value="0.98318306733035887" table:style-name="ce13">
            <text:p>98,3%</text:p>
          </table:table-cell>
          <table:table-cell office:value-type="percentage" office:value="0.89998772486666445" table:style-name="ce13">
            <text:p>90,0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Grupos_Etarios" table:style-name="ta2">
        <table:table-column table:style-name="co11" table:default-cell-style-name="ce1"/>
        <table:table-column table:style-name="co13" table:number-columns-repeated="15" table:default-cell-style-name="ce1"/>
        <table:table-column table:style-name="co13" table:default-cell-style-name="ce52"/>
        <table:table-column table:style-name="co10" table:number-columns-repeated="16367" table:default-cell-style-name="ce1"/>
        <table:table-row table:style-name="ro5">
          <table:table-cell table:style-name="ce33"/>
          <table:table-cell office:value-type="string" table:number-columns-spanned="8" table:number-rows-spanned="1" table:style-name="ce57">
            <text:p>Porcentaje de personas con al menos 1 dosis por franja de edad. Los datos de población por grupo de edad proceden del INE</text:p>
          </table:table-cell>
          <table:covered-table-cell table:number-columns-repeated="7"/>
          <table:table-cell office:value-type="string" table:number-columns-spanned="8" table:number-rows-spanned="1" table:style-name="ce57">
            <text:p>Porcentaje de personas con pauta completa por franja de edad. Los datos de población por grupo de edad proceden del INE</text:p>
          </table:table-cell>
          <table:covered-table-cell table:number-columns-repeated="7"/>
          <table:table-cell table:number-columns-repeated="16367"/>
        </table:table-row>
        <table:table-row table:style-name="ro6">
          <table:table-cell table:style-name="ce47"/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con al menos 1 dosis</text:p>
          </table:table-cell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pauta completa</text:p>
          </table:table-cell>
          <table:table-cell table:number-columns-repeated="16367"/>
        </table:table-row>
        <table:table-row table:style-name="ro4">
          <table:table-cell office:value-type="string" table:style-name="ce35">
            <text:p>Andalucía</text:p>
          </table:table-cell>
          <table:table-cell office:value-type="percentage" office:value="0.6895" table:style-name="ce36">
            <text:p>68,95%</text:p>
          </table:table-cell>
          <table:table-cell office:value-type="percentage" office:value="4.0599999999999997E-2" table:style-name="ce36">
            <text:p>4,06%</text:p>
          </table:table-cell>
          <table:table-cell office:value-type="percentage" office:value="4.1700000000000001E-2" table:style-name="ce36">
            <text:p>4,17%</text:p>
          </table:table-cell>
          <table:table-cell office:value-type="percentage" office:value="9.01E-2" table:style-name="ce36">
            <text:p>9,01%</text:p>
          </table:table-cell>
          <table:table-cell office:value-type="percentage" office:value="0.10100000000000001" table:style-name="ce36">
            <text:p>10,10%</text:p>
          </table:table-cell>
          <table:table-cell office:value-type="percentage" office:value="3.7499999999999999E-2" table:style-name="ce36">
            <text:p>3,75%</text:p>
          </table:table-cell>
          <table:table-cell office:value-type="percentage" office:value="1.6000000000000001E-3" table:style-name="ce36">
            <text:p>0,16%</text:p>
          </table:table-cell>
          <table:table-cell office:value-type="percentage" office:value="0.11210000000000001" table:style-name="ce37">
            <text:p>11,21%</text:p>
          </table:table-cell>
          <table:table-cell office:value-type="percentage" office:value="0.44790000000000002" table:style-name="ce36">
            <text:p>44,79%</text:p>
          </table:table-cell>
          <table:table-cell office:value-type="percentage" office:value="2.2499999999999999E-2" table:style-name="ce36">
            <text:p>2,25%</text:p>
          </table:table-cell>
          <table:table-cell office:value-type="percentage" office:value="3.8100000000000002E-2" table:style-name="ce36">
            <text:p>3,81%</text:p>
          </table:table-cell>
          <table:table-cell office:value-type="percentage" office:value="5.45E-2" table:style-name="ce38">
            <text:p>5,45%</text:p>
          </table:table-cell>
          <table:table-cell office:value-type="percentage" office:value="4.24E-2" table:style-name="ce38">
            <text:p>4,24%</text:p>
          </table:table-cell>
          <table:table-cell office:value-type="percentage" office:value="2.1299999999999999E-2" table:style-name="ce38">
            <text:p>2,13%</text:p>
          </table:table-cell>
          <table:table-cell office:value-type="percentage" office:value="1.1000000000000001E-3" table:style-name="ce38">
            <text:p>0,11%</text:p>
          </table:table-cell>
          <table:table-cell office:value-type="percentage" office:value="6.3E-2" table:style-name="ce49">
            <text:p>6,3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ragón</text:p>
          </table:table-cell>
          <table:table-cell office:value-type="percentage" office:value="0.57930000000000004" table:style-name="ce40">
            <text:p>57,93%</text:p>
          </table:table-cell>
          <table:table-cell office:value-type="percentage" office:value="3.5499999999999997E-2" table:style-name="ce40">
            <text:p>3,55%</text:p>
          </table:table-cell>
          <table:table-cell office:value-type="percentage" office:value="5.4800000000000001E-2" table:style-name="ce40">
            <text:p>5,48%</text:p>
          </table:table-cell>
          <table:table-cell office:value-type="percentage" office:value="9.3600000000000003E-2" table:style-name="ce40">
            <text:p>9,36%</text:p>
          </table:table-cell>
          <table:table-cell office:value-type="percentage" office:value="9.11E-2" table:style-name="ce40">
            <text:p>9,11%</text:p>
          </table:table-cell>
          <table:table-cell office:value-type="percentage" office:value="6.4500000000000002E-2" table:style-name="ce40">
            <text:p>6,45%</text:p>
          </table:table-cell>
          <table:table-cell office:value-type="percentage" office:value="2.0999999999999999E-3" table:style-name="ce40">
            <text:p>0,21%</text:p>
          </table:table-cell>
          <table:table-cell office:value-type="percentage" office:value="0.1192" table:style-name="ce41">
            <text:p>11,92%</text:p>
          </table:table-cell>
          <table:table-cell office:value-type="percentage" office:value="0.24970000000000001" table:style-name="ce40">
            <text:p>24,97%</text:p>
          </table:table-cell>
          <table:table-cell office:value-type="percentage" office:value="2.63E-2" table:style-name="ce40">
            <text:p>2,63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6.8000000000000005E-2" table:style-name="ce42">
            <text:p>6,80%</text:p>
          </table:table-cell>
          <table:table-cell office:value-type="percentage" office:value="4.8000000000000001E-2" table:style-name="ce42">
            <text:p>4,80%</text:p>
          </table:table-cell>
          <table:table-cell office:value-type="percentage" office:value="2.0299999999999999E-2" table:style-name="ce42">
            <text:p>2,03%</text:p>
          </table:table-cell>
          <table:table-cell office:value-type="percentage" office:value="1.9E-3" table:style-name="ce42">
            <text:p>0,19%</text:p>
          </table:table-cell>
          <table:table-cell office:value-type="percentage" office:value="6.3600000000000004E-2" table:style-name="ce50">
            <text:p>6,3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sturias<text:s/></text:p>
          </table:table-cell>
          <table:table-cell office:value-type="percentage" office:value="0.56179999999999997" table:style-name="ce40">
            <text:p>56,18%</text:p>
          </table:table-cell>
          <table:table-cell office:value-type="percentage" office:value="4.7500000000000001E-2" table:style-name="ce40">
            <text:p>4,75%</text:p>
          </table:table-cell>
          <table:table-cell office:value-type="percentage" office:value="6.2799999999999995E-2" table:style-name="ce40">
            <text:p>6,28%</text:p>
          </table:table-cell>
          <table:table-cell office:value-type="percentage" office:value="0.10050000000000001" table:style-name="ce40">
            <text:p>10,05%</text:p>
          </table:table-cell>
          <table:table-cell office:value-type="percentage" office:value="9.2299999999999993E-2" table:style-name="ce40">
            <text:p>9,23%</text:p>
          </table:table-cell>
          <table:table-cell office:value-type="percentage" office:value="5.8700000000000002E-2" table:style-name="ce40">
            <text:p>5,87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0.12559999999999999" table:style-name="ce41">
            <text:p>12,56%</text:p>
          </table:table-cell>
          <table:table-cell office:value-type="percentage" office:value="0.30120000000000002" table:style-name="ce40">
            <text:p>30,12%</text:p>
          </table:table-cell>
          <table:table-cell office:value-type="percentage" office:value="3.3799999999999997E-2" table:style-name="ce40">
            <text:p>3,38%</text:p>
          </table:table-cell>
          <table:table-cell office:value-type="percentage" office:value="5.4199999999999998E-2" table:style-name="ce40">
            <text:p>5,42%</text:p>
          </table:table-cell>
          <table:table-cell office:value-type="percentage" office:value="7.9399999999999998E-2" table:style-name="ce42">
            <text:p>7,94%</text:p>
          </table:table-cell>
          <table:table-cell office:value-type="percentage" office:value="6.3600000000000004E-2" table:style-name="ce42">
            <text:p>6,36%</text:p>
          </table:table-cell>
          <table:table-cell office:value-type="percentage" office:value="4.6399999999999997E-2" table:style-name="ce42">
            <text:p>4,64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8.2299999999999998E-2" table:style-name="ce50">
            <text:p>8,2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Baleares</text:p>
          </table:table-cell>
          <table:table-cell office:value-type="percentage" office:value="0.49930000000000002" table:style-name="ce40">
            <text:p>49,93%</text:p>
          </table:table-cell>
          <table:table-cell office:value-type="percentage" office:value="2.76E-2" table:style-name="ce40">
            <text:p>2,76%</text:p>
          </table:table-cell>
          <table:table-cell office:value-type="percentage" office:value="3.5200000000000002E-2" table:style-name="ce40">
            <text:p>3,52%</text:p>
          </table:table-cell>
          <table:table-cell office:value-type="percentage" office:value="8.7800000000000003E-2" table:style-name="ce40">
            <text:p>8,78%</text:p>
          </table:table-cell>
          <table:table-cell office:value-type="percentage" office:value="8.4699999999999998E-2" table:style-name="ce40">
            <text:p>8,47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9.01E-2" table:style-name="ce41">
            <text:p>9,01%</text:p>
          </table:table-cell>
          <table:table-cell office:value-type="percentage" office:value="0.1067" table:style-name="ce40">
            <text:p>10,67%</text:p>
          </table:table-cell>
          <table:table-cell office:value-type="percentage" office:value="2.2599999999999999E-2" table:style-name="ce40">
            <text:p>2,26%</text:p>
          </table:table-cell>
          <table:table-cell office:value-type="percentage" office:value="3.2000000000000001E-2" table:style-name="ce40">
            <text:p>3,20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3.5999999999999997E-2" table:style-name="ce42">
            <text:p>3,60%</text:p>
          </table:table-cell>
          <table:table-cell office:value-type="percentage" office:value="1.6400000000000001E-2" table:style-name="ce42">
            <text:p>1,64%</text:p>
          </table:table-cell>
          <table:table-cell office:value-type="percentage" office:value="1.6999999999999999E-3" table:style-name="ce42">
            <text:p>0,17%</text:p>
          </table:table-cell>
          <table:table-cell office:value-type="percentage" office:value="3.6400000000000002E-2" table:style-name="ce50">
            <text:p>3,64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arias</text:p>
          </table:table-cell>
          <table:table-cell office:value-type="percentage" office:value="0.44929999999999998" table:style-name="ce40">
            <text:p>44,93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3.9E-2" table:style-name="ce40">
            <text:p>3,90%</text:p>
          </table:table-cell>
          <table:table-cell office:value-type="percentage" office:value="6.9900000000000004E-2" table:style-name="ce40">
            <text:p>6,99%</text:p>
          </table:table-cell>
          <table:table-cell office:value-type="percentage" office:value="7.6600000000000001E-2" table:style-name="ce40">
            <text:p>7,66%</text:p>
          </table:table-cell>
          <table:table-cell office:value-type="percentage" office:value="3.9600000000000003E-2" table:style-name="ce40">
            <text:p>3,96%</text:p>
          </table:table-cell>
          <table:table-cell office:value-type="percentage" office:value="1.1999999999999999E-3" table:style-name="ce40">
            <text:p>0,12%</text:p>
          </table:table-cell>
          <table:table-cell office:value-type="percentage" office:value="8.5300000000000001E-2" table:style-name="ce41">
            <text:p>8,53%</text:p>
          </table:table-cell>
          <table:table-cell office:value-type="percentage" office:value="0.1888" table:style-name="ce40">
            <text:p>18,88%</text:p>
          </table:table-cell>
          <table:table-cell office:value-type="percentage" office:value="3.4099999999999998E-2" table:style-name="ce40">
            <text:p>3,41%</text:p>
          </table:table-cell>
          <table:table-cell office:value-type="percentage" office:value="3.0599999999999999E-2" table:style-name="ce40">
            <text:p>3,06%</text:p>
          </table:table-cell>
          <table:table-cell office:value-type="percentage" office:value="4.4900000000000002E-2" table:style-name="ce42">
            <text:p>4,49%</text:p>
          </table:table-cell>
          <table:table-cell office:value-type="percentage" office:value="4.0500000000000001E-2" table:style-name="ce42">
            <text:p>4,05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5.9999999999999995E-4" table:style-name="ce42">
            <text:p>0,06%</text:p>
          </table:table-cell>
          <table:table-cell office:value-type="percentage" office:value="4.3799999999999999E-2" table:style-name="ce50">
            <text:p>4,3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tabria</text:p>
          </table:table-cell>
          <table:table-cell office:value-type="percentage" office:value="0.56420000000000003" table:style-name="ce40">
            <text:p>56,42%</text:p>
          </table:table-cell>
          <table:table-cell office:value-type="percentage" office:value="4.36E-2" table:style-name="ce40">
            <text:p>4,36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7.8700000000000006E-2" table:style-name="ce40">
            <text:p>7,87%</text:p>
          </table:table-cell>
          <table:table-cell office:value-type="percentage" office:value="8.6900000000000005E-2" table:style-name="ce40">
            <text:p>8,69%</text:p>
          </table:table-cell>
          <table:table-cell office:value-type="percentage" office:value="4.5600000000000002E-2" table:style-name="ce40">
            <text:p>4,56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7" table:style-name="ce41">
            <text:p>10,87%</text:p>
          </table:table-cell>
          <table:table-cell office:value-type="percentage" office:value="0.36070000000000002" table:style-name="ce40">
            <text:p>36,07%</text:p>
          </table:table-cell>
          <table:table-cell office:value-type="percentage" office:value="3.3500000000000002E-2" table:style-name="ce40">
            <text:p>3,35%</text:p>
          </table:table-cell>
          <table:table-cell office:value-type="percentage" office:value="4.2200000000000001E-2" table:style-name="ce40">
            <text:p>4,22%</text:p>
          </table:table-cell>
          <table:table-cell office:value-type="percentage" office:value="6.0400000000000002E-2" table:style-name="ce42">
            <text:p>6,04%</text:p>
          </table:table-cell>
          <table:table-cell office:value-type="percentage" office:value="5.3800000000000001E-2" table:style-name="ce42">
            <text:p>5,38%</text:p>
          </table:table-cell>
          <table:table-cell office:value-type="percentage" office:value="2.18E-2" table:style-name="ce42">
            <text:p>2,18%</text:p>
          </table:table-cell>
          <table:table-cell office:value-type="percentage" office:value="1E-3" table:style-name="ce42">
            <text:p>0,10%</text:p>
          </table:table-cell>
          <table:table-cell office:value-type="percentage" office:value="7.2800000000000004E-2" table:style-name="ce50">
            <text:p>7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y Leon</text:p>
          </table:table-cell>
          <table:table-cell office:value-type="percentage" office:value="0.59619999999999995" table:style-name="ce40">
            <text:p>59,62%</text:p>
          </table:table-cell>
          <table:table-cell office:value-type="percentage" office:value="5.1799999999999999E-2" table:style-name="ce40">
            <text:p>5,18%</text:p>
          </table:table-cell>
          <table:table-cell office:value-type="percentage" office:value="5.7799999999999997E-2" table:style-name="ce40">
            <text:p>5,78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8.8400000000000006E-2" table:style-name="ce40">
            <text:p>8,84%</text:p>
          </table:table-cell>
          <table:table-cell office:value-type="percentage" office:value="4.6600000000000003E-2" table:style-name="ce40">
            <text:p>4,66%</text:p>
          </table:table-cell>
          <table:table-cell office:value-type="percentage" office:value="3.3999999999999998E-3" table:style-name="ce40">
            <text:p>0,34%</text:p>
          </table:table-cell>
          <table:table-cell office:value-type="percentage" office:value="0.13089999999999999" table:style-name="ce41">
            <text:p>13,09%</text:p>
          </table:table-cell>
          <table:table-cell office:value-type="percentage" office:value="0.26069999999999999" table:style-name="ce40">
            <text:p>26,07%</text:p>
          </table:table-cell>
          <table:table-cell office:value-type="percentage" office:value="3.4599999999999999E-2" table:style-name="ce40">
            <text:p>3,46%</text:p>
          </table:table-cell>
          <table:table-cell office:value-type="percentage" office:value="5.3100000000000001E-2" table:style-name="ce40">
            <text:p>5,31%</text:p>
          </table:table-cell>
          <table:table-cell office:value-type="percentage" office:value="7.6899999999999996E-2" table:style-name="ce42">
            <text:p>7,69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2.5000000000000001E-3" table:style-name="ce42">
            <text:p>0,25%</text:p>
          </table:table-cell>
          <table:table-cell office:value-type="percentage" office:value="7.5200000000000003E-2" table:style-name="ce50">
            <text:p>7,52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- La Mancha</text:p>
          </table:table-cell>
          <table:table-cell office:value-type="percentage" office:value="0.57179999999999997" table:style-name="ce40">
            <text:p>57,18%</text:p>
          </table:table-cell>
          <table:table-cell office:value-type="percentage" office:value="4.5499999999999999E-2" table:style-name="ce40">
            <text:p>4,55%</text:p>
          </table:table-cell>
          <table:table-cell office:value-type="percentage" office:value="5.7500000000000002E-2" table:style-name="ce40">
            <text:p>5,75%</text:p>
          </table:table-cell>
          <table:table-cell office:value-type="percentage" office:value="8.5300000000000001E-2" table:style-name="ce40">
            <text:p>8,53%</text:p>
          </table:table-cell>
          <table:table-cell office:value-type="percentage" office:value="6.8000000000000005E-2" table:style-name="ce40">
            <text:p>6,80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3.0000000000000001E-3" table:style-name="ce40">
            <text:p>0,30%</text:p>
          </table:table-cell>
          <table:table-cell office:value-type="percentage" office:value="0.1031" table:style-name="ce41">
            <text:p>10,31%</text:p>
          </table:table-cell>
          <table:table-cell office:value-type="percentage" office:value="0.17399999999999999" table:style-name="ce40">
            <text:p>17,40%</text:p>
          </table:table-cell>
          <table:table-cell office:value-type="percentage" office:value="2.8899999999999999E-2" table:style-name="ce40">
            <text:p>2,89%</text:p>
          </table:table-cell>
          <table:table-cell office:value-type="percentage" office:value="4.7100000000000003E-2" table:style-name="ce40">
            <text:p>4,71%</text:p>
          </table:table-cell>
          <table:table-cell office:value-type="percentage" office:value="6.5600000000000006E-2" table:style-name="ce42">
            <text:p>6,56%</text:p>
          </table:table-cell>
          <table:table-cell office:value-type="percentage" office:value="4.5600000000000002E-2" table:style-name="ce42">
            <text:p>4,56%</text:p>
          </table:table-cell>
          <table:table-cell office:value-type="percentage" office:value="2.41E-2" table:style-name="ce42">
            <text:p>2,41%</text:p>
          </table:table-cell>
          <table:table-cell office:value-type="percentage" office:value="1.6000000000000001E-3" table:style-name="ce42">
            <text:p>0,16%</text:p>
          </table:table-cell>
          <table:table-cell office:value-type="percentage" office:value="5.4899999999999997E-2" table:style-name="ce50">
            <text:p>5,4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taluña</text:p>
          </table:table-cell>
          <table:table-cell office:value-type="percentage" office:value="0.38119999999999998" table:style-name="ce40">
            <text:p>38,12%</text:p>
          </table:table-cell>
          <table:table-cell office:value-type="percentage" office:value="4.9099999999999998E-2" table:style-name="ce40">
            <text:p>4,91%</text:p>
          </table:table-cell>
          <table:table-cell office:value-type="percentage" office:value="5.6800000000000003E-2" table:style-name="ce40">
            <text:p>5,68%</text:p>
          </table:table-cell>
          <table:table-cell office:value-type="percentage" office:value="9.7000000000000003E-2" table:style-name="ce40">
            <text:p>9,70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6.6500000000000004E-2" table:style-name="ce40">
            <text:p>6,65%</text:p>
          </table:table-cell>
          <table:table-cell office:value-type="percentage" office:value="3.8999999999999998E-3" table:style-name="ce40">
            <text:p>0,39%</text:p>
          </table:table-cell>
          <table:table-cell office:value-type="percentage" office:value="0.10199999999999999" table:style-name="ce41">
            <text:p>10,20%</text:p>
          </table:table-cell>
          <table:table-cell office:value-type="percentage" office:value="0.2112" table:style-name="ce40">
            <text:p>21,12%</text:p>
          </table:table-cell>
          <table:table-cell office:value-type="percentage" office:value="3.0700000000000002E-2" table:style-name="ce40">
            <text:p>3,07%</text:p>
          </table:table-cell>
          <table:table-cell office:value-type="percentage" office:value="4.1700000000000001E-2" table:style-name="ce40">
            <text:p>4,17%</text:p>
          </table:table-cell>
          <table:table-cell office:value-type="percentage" office:value="5.3999999999999999E-2" table:style-name="ce42">
            <text:p>5,40%</text:p>
          </table:table-cell>
          <table:table-cell office:value-type="percentage" office:value="4.2500000000000003E-2" table:style-name="ce42">
            <text:p>4,25%</text:p>
          </table:table-cell>
          <table:table-cell office:value-type="percentage" office:value="3.1099999999999999E-2" table:style-name="ce42">
            <text:p>3,11%</text:p>
          </table:table-cell>
          <table:table-cell office:value-type="percentage" office:value="2.7000000000000001E-3" table:style-name="ce42">
            <text:p>0,27%</text:p>
          </table:table-cell>
          <table:table-cell office:value-type="percentage" office:value="5.28E-2" table:style-name="ce50">
            <text:p>5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. Valenciana</text:p>
          </table:table-cell>
          <table:table-cell office:value-type="percentage" office:value="0.55530000000000002" table:style-name="ce40">
            <text:p>55,53%</text:p>
          </table:table-cell>
          <table:table-cell office:value-type="percentage" office:value="2.7799999999999998E-2" table:style-name="ce40">
            <text:p>2,78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6.5500000000000003E-2" table:style-name="ce40">
            <text:p>6,55%</text:p>
          </table:table-cell>
          <table:table-cell office:value-type="percentage" office:value="6.7599999999999993E-2" table:style-name="ce40">
            <text:p>6,76%</text:p>
          </table:table-cell>
          <table:table-cell office:value-type="percentage" office:value="3.1199999999999999E-2" table:style-name="ce40">
            <text:p>3,12%</text:p>
          </table:table-cell>
          <table:table-cell office:value-type="percentage" office:value="2E-3" table:style-name="ce40">
            <text:p>0,20%</text:p>
          </table:table-cell>
          <table:table-cell office:value-type="percentage" office:value="8.6099999999999996E-2" table:style-name="ce41">
            <text:p>8,61%</text:p>
          </table:table-cell>
          <table:table-cell office:value-type="percentage" office:value="0.25929999999999997" table:style-name="ce40">
            <text:p>25,93%</text:p>
          </table:table-cell>
          <table:table-cell office:value-type="percentage" office:value="1.66E-2" table:style-name="ce40">
            <text:p>1,66%</text:p>
          </table:table-cell>
          <table:table-cell office:value-type="percentage" office:value="3.1899999999999998E-2" table:style-name="ce40">
            <text:p>3,19%</text:p>
          </table:table-cell>
          <table:table-cell office:value-type="percentage" office:value="4.24E-2" table:style-name="ce42">
            <text:p>4,24%</text:p>
          </table:table-cell>
          <table:table-cell office:value-type="percentage" office:value="3.7400000000000003E-2" table:style-name="ce42">
            <text:p>3,74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4.7300000000000002E-2" table:style-name="ce50">
            <text:p>4,7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Extremadura</text:p>
          </table:table-cell>
          <table:table-cell office:value-type="percentage" office:value="0.59040000000000004" table:style-name="ce40">
            <text:p>59,04%</text:p>
          </table:table-cell>
          <table:table-cell office:value-type="percentage" office:value="4.4600000000000001E-2" table:style-name="ce40">
            <text:p>4,46%</text:p>
          </table:table-cell>
          <table:table-cell office:value-type="percentage" office:value="5.5100000000000003E-2" table:style-name="ce40">
            <text:p>5,51%</text:p>
          </table:table-cell>
          <table:table-cell office:value-type="percentage" office:value="9.4899999999999998E-2" table:style-name="ce40">
            <text:p>9,49%</text:p>
          </table:table-cell>
          <table:table-cell office:value-type="percentage" office:value="9.0300000000000005E-2" table:style-name="ce40">
            <text:p>9,03%</text:p>
          </table:table-cell>
          <table:table-cell office:value-type="percentage" office:value="2.8000000000000001E-2" table:style-name="ce40">
            <text:p>2,80%</text:p>
          </table:table-cell>
          <table:table-cell office:value-type="percentage" office:value="3.0999999999999999E-3" table:style-name="ce40">
            <text:p>0,31%</text:p>
          </table:table-cell>
          <table:table-cell office:value-type="percentage" office:value="0.1162" table:style-name="ce41">
            <text:p>11,62%</text:p>
          </table:table-cell>
          <table:table-cell office:value-type="percentage" office:value="0.30930000000000002" table:style-name="ce40">
            <text:p>30,93%</text:p>
          </table:table-cell>
          <table:table-cell office:value-type="percentage" office:value="3.4000000000000002E-2" table:style-name="ce40">
            <text:p>3,40%</text:p>
          </table:table-cell>
          <table:table-cell office:value-type="percentage" office:value="4.7899999999999998E-2" table:style-name="ce40">
            <text:p>4,79%</text:p>
          </table:table-cell>
          <table:table-cell office:value-type="percentage" office:value="7.1099999999999997E-2" table:style-name="ce42">
            <text:p>7,11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1.5599999999999999E-2" table:style-name="ce42">
            <text:p>1,56%</text:p>
          </table:table-cell>
          <table:table-cell office:value-type="percentage" office:value="2.3999999999999998E-3" table:style-name="ce42">
            <text:p>0,24%</text:p>
          </table:table-cell>
          <table:table-cell office:value-type="percentage" office:value="7.1999999999999995E-2" table:style-name="ce50">
            <text:p>7,2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Galicia</text:p>
          </table:table-cell>
          <table:table-cell office:value-type="percentage" office:value="0.43509999999999999" table:style-name="ce40">
            <text:p>43,51%</text:p>
          </table:table-cell>
          <table:table-cell office:value-type="percentage" office:value="4.0300000000000002E-2" table:style-name="ce40">
            <text:p>4,03%</text:p>
          </table:table-cell>
          <table:table-cell office:value-type="percentage" office:value="4.2799999999999998E-2" table:style-name="ce40">
            <text:p>4,28%</text:p>
          </table:table-cell>
          <table:table-cell office:value-type="percentage" office:value="0.12529999999999999" table:style-name="ce40">
            <text:p>12,53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2.7300000000000001E-2" table:style-name="ce40">
            <text:p>2,73%</text:p>
          </table:table-cell>
          <table:table-cell office:value-type="percentage" office:value="2.0000000000000001E-4" table:style-name="ce40">
            <text:p>0,02%</text:p>
          </table:table-cell>
          <table:table-cell office:value-type="percentage" office:value="0.11409999999999999" table:style-name="ce41">
            <text:p>11,41%</text:p>
          </table:table-cell>
          <table:table-cell office:value-type="percentage" office:value="0.18110000000000001" table:style-name="ce40">
            <text:p>18,11%</text:p>
          </table:table-cell>
          <table:table-cell office:value-type="percentage" office:value="2.1299999999999999E-2" table:style-name="ce40">
            <text:p>2,13%</text:p>
          </table:table-cell>
          <table:table-cell office:value-type="percentage" office:value="3.85E-2" table:style-name="ce40">
            <text:p>3,85%</text:p>
          </table:table-cell>
          <table:table-cell office:value-type="percentage" office:value="5.5199999999999999E-2" table:style-name="ce42">
            <text:p>5,52%</text:p>
          </table:table-cell>
          <table:table-cell office:value-type="percentage" office:value="4.2900000000000001E-2" table:style-name="ce42">
            <text:p>4,29%</text:p>
          </table:table-cell>
          <table:table-cell office:value-type="percentage" office:value="1.26E-2" table:style-name="ce42">
            <text:p>1,26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5.2600000000000001E-2" table:style-name="ce50">
            <text:p>5,2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La Rioja</text:p>
          </table:table-cell>
          <table:table-cell office:value-type="percentage" office:value="0.58479999999999999" table:style-name="ce40">
            <text:p>58,48%</text:p>
          </table:table-cell>
          <table:table-cell office:value-type="percentage" office:value="5.2400000000000002E-2" table:style-name="ce40">
            <text:p>5,24%</text:p>
          </table:table-cell>
          <table:table-cell office:value-type="percentage" office:value="5.7599999999999998E-2" table:style-name="ce40">
            <text:p>5,76%</text:p>
          </table:table-cell>
          <table:table-cell office:value-type="percentage" office:value="0.1018" table:style-name="ce40">
            <text:p>10,18%</text:p>
          </table:table-cell>
          <table:table-cell office:value-type="percentage" office:value="0.1002" table:style-name="ce40">
            <text:p>10,02%</text:p>
          </table:table-cell>
          <table:table-cell office:value-type="percentage" office:value="5.33E-2" table:style-name="ce40">
            <text:p>5,33%</text:p>
          </table:table-cell>
          <table:table-cell office:value-type="percentage" office:value="1.2999999999999999E-3" table:style-name="ce40">
            <text:p>0,13%</text:p>
          </table:table-cell>
          <table:table-cell office:value-type="percentage" office:value="0.1234" table:style-name="ce41">
            <text:p>12,34%</text:p>
          </table:table-cell>
          <table:table-cell office:value-type="percentage" office:value="0.27989999999999998" table:style-name="ce40">
            <text:p>27,99%</text:p>
          </table:table-cell>
          <table:table-cell office:value-type="percentage" office:value="3.5000000000000003E-2" table:style-name="ce40">
            <text:p>3,50%</text:p>
          </table:table-cell>
          <table:table-cell office:value-type="percentage" office:value="5.0900000000000001E-2" table:style-name="ce40">
            <text:p>5,09%</text:p>
          </table:table-cell>
          <table:table-cell office:value-type="percentage" office:value="6.7599999999999993E-2" table:style-name="ce42">
            <text:p>6,76%</text:p>
          </table:table-cell>
          <table:table-cell office:value-type="percentage" office:value="4.4200000000000003E-2" table:style-name="ce42">
            <text:p>4,42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1.1000000000000001E-3" table:style-name="ce42">
            <text:p>0,11%</text:p>
          </table:table-cell>
          <table:table-cell office:value-type="percentage" office:value="6.4799999999999996E-2" table:style-name="ce50">
            <text:p>6,4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adrid</text:p>
          </table:table-cell>
          <table:table-cell office:value-type="percentage" office:value="0.6351" table:style-name="ce40">
            <text:p>63,51%</text:p>
          </table:table-cell>
          <table:table-cell office:value-type="percentage" office:value="2.3900000000000001E-2" table:style-name="ce40">
            <text:p>2,39%</text:p>
          </table:table-cell>
          <table:table-cell office:value-type="percentage" office:value="3.9300000000000002E-2" table:style-name="ce40">
            <text:p>3,93%</text:p>
          </table:table-cell>
          <table:table-cell office:value-type="percentage" office:value="0.08" table:style-name="ce40">
            <text:p>8,00%</text:p>
          </table:table-cell>
          <table:table-cell office:value-type="percentage" office:value="9.7699999999999995E-2" table:style-name="ce40">
            <text:p>9,77%</text:p>
          </table:table-cell>
          <table:table-cell office:value-type="percentage" office:value="4.7699999999999999E-2" table:style-name="ce40">
            <text:p>4,77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16" table:style-name="ce40">
            <text:p>16,00%</text:p>
          </table:table-cell>
          <table:table-cell office:value-type="percentage" office:value="1.34E-2" table:style-name="ce40">
            <text:p>1,34%</text:p>
          </table:table-cell>
          <table:table-cell office:value-type="percentage" office:value="3.3300000000000003E-2" table:style-name="ce40">
            <text:p>3,33%</text:p>
          </table:table-cell>
          <table:table-cell office:value-type="percentage" office:value="4.7899999999999998E-2" table:style-name="ce42">
            <text:p>4,79%</text:p>
          </table:table-cell>
          <table:table-cell office:value-type="percentage" office:value="4.02E-2" table:style-name="ce42">
            <text:p>4,02%</text:p>
          </table:table-cell>
          <table:table-cell office:value-type="percentage" office:value="2.8500000000000001E-2" table:style-name="ce42">
            <text:p>2,85%</text:p>
          </table:table-cell>
          <table:table-cell office:value-type="percentage" office:value="8.0000000000000004E-4" table:style-name="ce42">
            <text:p>0,08%</text:p>
          </table:table-cell>
          <table:table-cell office:value-type="percentage" office:value="4.3900000000000002E-2" table:style-name="ce50">
            <text:p>4,3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urcia</text:p>
          </table:table-cell>
          <table:table-cell office:value-type="percentage" office:value="0.65429999999999999" table:style-name="ce40">
            <text:p>65,43%</text:p>
          </table:table-cell>
          <table:table-cell office:value-type="percentage" office:value="3.2599999999999997E-2" table:style-name="ce40">
            <text:p>3,26%</text:p>
          </table:table-cell>
          <table:table-cell office:value-type="percentage" office:value="4.5900000000000003E-2" table:style-name="ce40">
            <text:p>4,59%</text:p>
          </table:table-cell>
          <table:table-cell office:value-type="percentage" office:value="8.7999999999999995E-2" table:style-name="ce40">
            <text:p>8,80%</text:p>
          </table:table-cell>
          <table:table-cell office:value-type="percentage" office:value="9.5100000000000004E-2" table:style-name="ce40">
            <text:p>9,51%</text:p>
          </table:table-cell>
          <table:table-cell office:value-type="percentage" office:value="5.9799999999999999E-2" table:style-name="ce40">
            <text:p>5,98%</text:p>
          </table:table-cell>
          <table:table-cell office:value-type="percentage" office:value="5.0000000000000001E-3" table:style-name="ce40">
            <text:p>0,50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21410000000000001" table:style-name="ce40">
            <text:p>21,41%</text:p>
          </table:table-cell>
          <table:table-cell office:value-type="percentage" office:value="1.9800000000000002E-2" table:style-name="ce40">
            <text:p>1,98%</text:p>
          </table:table-cell>
          <table:table-cell office:value-type="percentage" office:value="4.3099999999999999E-2" table:style-name="ce40">
            <text:p>4,31%</text:p>
          </table:table-cell>
          <table:table-cell office:value-type="percentage" office:value="6.1899999999999997E-2" table:style-name="ce42">
            <text:p>6,19%</text:p>
          </table:table-cell>
          <table:table-cell office:value-type="percentage" office:value="4.9599999999999998E-2" table:style-name="ce42">
            <text:p>4,96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4.4999999999999997E-3" table:style-name="ce42">
            <text:p>0,45%</text:p>
          </table:table-cell>
          <table:table-cell office:value-type="percentage" office:value="5.4100000000000002E-2" table:style-name="ce50">
            <text:p>5,41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Navarra</text:p>
          </table:table-cell>
          <table:table-cell office:value-type="percentage" office:value="0.58189999999999997" table:style-name="ce40">
            <text:p>58,19%</text:p>
          </table:table-cell>
          <table:table-cell office:value-type="percentage" office:value="4.0500000000000001E-2" table:style-name="ce40">
            <text:p>4,05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0.1085" table:style-name="ce40">
            <text:p>10,85%</text:p>
          </table:table-cell>
          <table:table-cell office:value-type="percentage" office:value="0.1123" table:style-name="ce40">
            <text:p>11,23%</text:p>
          </table:table-cell>
          <table:table-cell office:value-type="percentage" office:value="7.3899999999999993E-2" table:style-name="ce40">
            <text:p>7,39%</text:p>
          </table:table-cell>
          <table:table-cell office:value-type="percentage" office:value="1.6000000000000001E-3" table:style-name="ce40">
            <text:p>0,16%</text:p>
          </table:table-cell>
          <table:table-cell office:value-type="percentage" office:value="0.1246" table:style-name="ce41">
            <text:p>12,46%</text:p>
          </table:table-cell>
          <table:table-cell office:value-type="percentage" office:value="0.1424" table:style-name="ce40">
            <text:p>14,24%</text:p>
          </table:table-cell>
          <table:table-cell office:value-type="percentage" office:value="3.1099999999999999E-2" table:style-name="ce40">
            <text:p>3,11%</text:p>
          </table:table-cell>
          <table:table-cell office:value-type="percentage" office:value="4.4299999999999999E-2" table:style-name="ce40">
            <text:p>4,43%</text:p>
          </table:table-cell>
          <table:table-cell office:value-type="percentage" office:value="7.3999999999999996E-2" table:style-name="ce42">
            <text:p>7,40%</text:p>
          </table:table-cell>
          <table:table-cell office:value-type="percentage" office:value="5.3699999999999998E-2" table:style-name="ce42">
            <text:p>5,37%</text:p>
          </table:table-cell>
          <table:table-cell office:value-type="percentage" office:value="2.23E-2" table:style-name="ce42">
            <text:p>2,23%</text:p>
          </table:table-cell>
          <table:table-cell office:value-type="percentage" office:value="1.4E-3" table:style-name="ce42">
            <text:p>0,14%</text:p>
          </table:table-cell>
          <table:table-cell office:value-type="percentage" office:value="5.6300000000000003E-2" table:style-name="ce50">
            <text:p>5,6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País Vasco</text:p>
          </table:table-cell>
          <table:table-cell office:value-type="percentage" office:value="0.43830000000000002" table:style-name="ce40">
            <text:p>43,83%</text:p>
          </table:table-cell>
          <table:table-cell office:value-type="percentage" office:value="1.9300000000000001E-2" table:style-name="ce40">
            <text:p>1,93%</text:p>
          </table:table-cell>
          <table:table-cell office:value-type="percentage" office:value="4.1500000000000002E-2" table:style-name="ce40">
            <text:p>4,15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0.1052" table:style-name="ce40">
            <text:p>10,52%</text:p>
          </table:table-cell>
          <table:table-cell office:value-type="percentage" office:value="5.3800000000000001E-2" table:style-name="ce40">
            <text:p>5,38%</text:p>
          </table:table-cell>
          <table:table-cell office:value-type="percentage" office:value="5.0000000000000001E-4" table:style-name="ce40">
            <text:p>0,05%</text:p>
          </table:table-cell>
          <table:table-cell office:value-type="percentage" office:value="0.10639999999999999" table:style-name="ce41">
            <text:p>10,64%</text:p>
          </table:table-cell>
          <table:table-cell office:value-type="percentage" office:value="8.8700000000000001E-2" table:style-name="ce40">
            <text:p>8,87%</text:p>
          </table:table-cell>
          <table:table-cell office:value-type="percentage" office:value="1.44E-2" table:style-name="ce40">
            <text:p>1,44%</text:p>
          </table:table-cell>
          <table:table-cell office:value-type="percentage" office:value="3.0800000000000001E-2" table:style-name="ce40">
            <text:p>3,08%</text:p>
          </table:table-cell>
          <table:table-cell office:value-type="percentage" office:value="5.3199999999999997E-2" table:style-name="ce42">
            <text:p>5,32%</text:p>
          </table:table-cell>
          <table:table-cell office:value-type="percentage" office:value="3.9600000000000003E-2" table:style-name="ce42">
            <text:p>3,96%</text:p>
          </table:table-cell>
          <table:table-cell office:value-type="percentage" office:value="2.1399999999999999E-2" table:style-name="ce42">
            <text:p>2,14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3.9800000000000002E-2" table:style-name="ce50">
            <text:p>3,9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euta</text:p>
          </table:table-cell>
          <table:table-cell office:value-type="percentage" office:value="0.62839999999999996" table:style-name="ce40">
            <text:p>62,84%</text:p>
          </table:table-cell>
          <table:table-cell office:value-type="percentage" office:value="9.4700000000000006E-2" table:style-name="ce40">
            <text:p>9,47%</text:p>
          </table:table-cell>
          <table:table-cell office:value-type="percentage" office:value="4.1399999999999999E-2" table:style-name="ce40">
            <text:p>4,14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0.104" table:style-name="ce40">
            <text:p>10,40%</text:p>
          </table:table-cell>
          <table:table-cell office:value-type="percentage" office:value="3.61E-2" table:style-name="ce40">
            <text:p>3,61%</text:p>
          </table:table-cell>
          <table:table-cell office:value-type="percentage" office:value="0" table:style-name="ce40">
            <text:p>0,00%</text:p>
          </table:table-cell>
          <table:table-cell office:value-type="percentage" office:value="0.1041" table:style-name="ce41">
            <text:p>10,41%</text:p>
          </table:table-cell>
          <table:table-cell office:value-type="percentage" office:value="0.36159999999999998" table:style-name="ce40">
            <text:p>36,16%</text:p>
          </table:table-cell>
          <table:table-cell office:value-type="percentage" office:value="1.4800000000000001E-2" table:style-name="ce40">
            <text:p>1,48%</text:p>
          </table:table-cell>
          <table:table-cell office:value-type="percentage" office:value="3.32E-2" table:style-name="ce40">
            <text:p>3,32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5.4999999999999997E-3" table:style-name="ce42">
            <text:p>0,55%</text:p>
          </table:table-cell>
          <table:table-cell office:value-type="percentage" office:value="0" table:style-name="ce42">
            <text:p>0,00%</text:p>
          </table:table-cell>
          <table:table-cell office:value-type="percentage" office:value="3.8399999999999997E-2" table:style-name="ce50">
            <text:p>3,84%</text:p>
          </table:table-cell>
          <table:table-cell table:number-columns-repeated="16367"/>
        </table:table-row>
        <table:table-row table:style-name="ro7">
          <table:table-cell office:value-type="string" table:style-name="ce43">
            <text:p>Melilla</text:p>
          </table:table-cell>
          <table:table-cell office:value-type="percentage" office:value="0.55259999999999998" table:style-name="ce44">
            <text:p>55,26%</text:p>
          </table:table-cell>
          <table:table-cell office:value-type="percentage" office:value="0.1812" table:style-name="ce44">
            <text:p>18,12%</text:p>
          </table:table-cell>
          <table:table-cell office:value-type="percentage" office:value="4.0800000000000003E-2" table:style-name="ce44">
            <text:p>4,08%</text:p>
          </table:table-cell>
          <table:table-cell office:value-type="percentage" office:value="9.7000000000000003E-2" table:style-name="ce44">
            <text:p>9,70%</text:p>
          </table:table-cell>
          <table:table-cell office:value-type="percentage" office:value="9.7500000000000003E-2" table:style-name="ce44">
            <text:p>9,75%</text:p>
          </table:table-cell>
          <table:table-cell office:value-type="percentage" office:value="2.5399999999999999E-2" table:style-name="ce44">
            <text:p>2,54%</text:p>
          </table:table-cell>
          <table:table-cell office:value-type="percentage" office:value="3.0000000000000001E-3" table:style-name="ce44">
            <text:p>0,30%</text:p>
          </table:table-cell>
          <table:table-cell office:value-type="percentage" office:value="9.9000000000000005E-2" table:style-name="ce45">
            <text:p>9,90%</text:p>
          </table:table-cell>
          <table:table-cell office:value-type="percentage" office:value="0.3589" table:style-name="ce44">
            <text:p>35,89%</text:p>
          </table:table-cell>
          <table:table-cell office:value-type="percentage" office:value="1.6500000000000001E-2" table:style-name="ce44">
            <text:p>1,65%</text:p>
          </table:table-cell>
          <table:table-cell office:value-type="percentage" office:value="2.76E-2" table:style-name="ce44">
            <text:p>2,76%</text:p>
          </table:table-cell>
          <table:table-cell office:value-type="percentage" office:value="3.6799999999999999E-2" table:style-name="ce46">
            <text:p>3,68%</text:p>
          </table:table-cell>
          <table:table-cell office:value-type="percentage" office:value="2.58E-2" table:style-name="ce46">
            <text:p>2,58%</text:p>
          </table:table-cell>
          <table:table-cell office:value-type="percentage" office:value="7.7999999999999996E-3" table:style-name="ce46">
            <text:p>0,78%</text:p>
          </table:table-cell>
          <table:table-cell office:value-type="percentage" office:value="2.5999999999999999E-3" table:style-name="ce46">
            <text:p>0,26%</text:p>
          </table:table-cell>
          <table:table-cell office:value-type="percentage" office:value="3.61E-2" table:style-name="ce51">
            <text:p>3,61%</text:p>
          </table:table-cell>
          <table:table-cell table:number-columns-repeated="16367"/>
        </table:table-row>
        <table:table-row table:style-name="ro7">
          <table:table-cell office:value-type="string" table:style-name="ce53">
            <text:p>Total España</text:p>
          </table:table-cell>
          <table:table-cell office:value-type="percentage" office:value="0.54610000000000003" table:style-name="ce45">
            <text:p>54,61%</text:p>
          </table:table-cell>
          <table:table-cell office:value-type="percentage" office:value="4.0300000000000002E-2" table:style-name="ce45">
            <text:p>4,03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8.9300000000000004E-2" table:style-name="ce45">
            <text:p>8,93%</text:p>
          </table:table-cell>
          <table:table-cell office:value-type="percentage" office:value="9.1899999999999996E-2" table:style-name="ce45">
            <text:p>9,19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2.2000000000000001E-3" table:style-name="ce45">
            <text:p>0,22%</text:p>
          </table:table-cell>
          <table:table-cell office:value-type="percentage" office:value="0.1065" table:style-name="ce45">
            <text:p>10,65%</text:p>
          </table:table-cell>
          <table:table-cell office:value-type="percentage" office:value="0.2429" table:style-name="ce45">
            <text:p>24,29%</text:p>
          </table:table-cell>
          <table:table-cell office:value-type="percentage" office:value="2.3900000000000001E-2" table:style-name="ce45">
            <text:p>2,39%</text:p>
          </table:table-cell>
          <table:table-cell office:value-type="percentage" office:value="3.9100000000000003E-2" table:style-name="ce45">
            <text:p>3,91%</text:p>
          </table:table-cell>
          <table:table-cell office:value-type="percentage" office:value="5.5100000000000003E-2" table:style-name="ce51">
            <text:p>5,51%</text:p>
          </table:table-cell>
          <table:table-cell office:value-type="percentage" office:value="4.3200000000000002E-2" table:style-name="ce51">
            <text:p>4,32%</text:p>
          </table:table-cell>
          <table:table-cell office:value-type="percentage" office:value="2.3300000000000001E-2" table:style-name="ce51">
            <text:p>2,33%</text:p>
          </table:table-cell>
          <table:table-cell office:value-type="percentage" office:value="1.5E-3" table:style-name="ce51">
            <text:p>0,15%</text:p>
          </table:table-cell>
          <table:table-cell office:value-type="percentage" office:value="5.4300000000000001E-2" table:style-name="ce51">
            <text:p>5,43%</text:p>
          </table:table-cell>
          <table:table-cell table:number-columns-repeated="16367" table:style-name="ce52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25T11:10:02Z</dc:date>
  </office:meta>
</office:document-meta>
</file>